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945" officeooo:paragraph-rsid="0001c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 hell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2:16:44.504753622</meta:creation-date>
    <dc:date>2022-06-21T12:17:11.388111271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0"/>
    <meta:generator>LibreOffice/6.4.7.2$Linux_X86_64 LibreOffice_project/40$Build-2</meta:generator>
  </office:meta>
</office:document-meta>
</file>